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2ac1" officeooo:paragraph-rsid="000d2ac1"/>
    </style:style>
    <style:style style:name="P2" style:family="paragraph" style:parent-style-name="Standard">
      <style:text-properties officeooo:rsid="000d2ac1" officeooo:paragraph-rsid="000f8dfd"/>
    </style:style>
    <style:style style:name="P3" style:family="paragraph" style:parent-style-name="Standard">
      <style:text-properties officeooo:rsid="000d2ac1" officeooo:paragraph-rsid="000fd4e6"/>
    </style:style>
    <style:style style:name="P4" style:family="paragraph" style:parent-style-name="Standard">
      <style:text-properties officeooo:rsid="000d2ac1" officeooo:paragraph-rsid="0011176d"/>
    </style:style>
    <style:style style:name="P5" style:family="paragraph" style:parent-style-name="Standard">
      <style:text-properties officeooo:rsid="000f8dfd" officeooo:paragraph-rsid="000f8dfd"/>
    </style:style>
    <style:style style:name="P6" style:family="paragraph" style:parent-style-name="Standard">
      <style:text-properties officeooo:rsid="0011176d" officeooo:paragraph-rsid="0011176d"/>
    </style:style>
    <style:style style:name="P7" style:family="paragraph" style:parent-style-name="Standard">
      <style:text-properties officeooo:rsid="0011f1d4" officeooo:paragraph-rsid="0011f1d4"/>
    </style:style>
    <style:style style:name="P8" style:family="paragraph" style:parent-style-name="Standard">
      <style:text-properties officeooo:rsid="0013ded5" officeooo:paragraph-rsid="0013ded5"/>
    </style:style>
    <style:style style:name="P9" style:family="paragraph" style:parent-style-name="Standard">
      <style:text-properties officeooo:rsid="0013ded5" officeooo:paragraph-rsid="0031e819"/>
    </style:style>
    <style:style style:name="P10" style:family="paragraph" style:parent-style-name="Standard" style:master-page-name="">
      <loext:graphic-properties draw:fill="none"/>
      <style:paragraph-properties fo:margin-left="0.8118in" fo:margin-right="0.9366in" fo:text-indent="0in" style:auto-text-indent="false" style:page-number="auto" fo:background-color="transparent"/>
      <style:text-properties officeooo:paragraph-rsid="0013ded5"/>
    </style:style>
    <style:style style:name="P11" style:family="paragraph" style:parent-style-name="Text_20_body">
      <style:text-properties officeooo:rsid="001e7542" officeooo:paragraph-rsid="003a9552"/>
    </style:style>
    <style:style style:name="P12" style:family="paragraph" style:parent-style-name="Text_20_body">
      <style:text-properties officeooo:rsid="00266d15" officeooo:paragraph-rsid="00266d15"/>
    </style:style>
    <style:style style:name="P13" style:family="paragraph" style:parent-style-name="Text_20_body">
      <style:text-properties officeooo:rsid="00266d15" officeooo:paragraph-rsid="003c54b4"/>
    </style:style>
    <style:style style:name="P14" style:family="paragraph" style:parent-style-name="Text_20_body">
      <style:text-properties officeooo:rsid="002a333f" officeooo:paragraph-rsid="002a333f"/>
    </style:style>
    <style:style style:name="P15" style:family="paragraph" style:parent-style-name="Text_20_body">
      <style:text-properties officeooo:rsid="002c3365" officeooo:paragraph-rsid="002c3365"/>
    </style:style>
    <style:style style:name="P16" style:family="paragraph" style:parent-style-name="Text_20_body">
      <style:text-properties officeooo:rsid="002e32ad" officeooo:paragraph-rsid="002e32ad"/>
    </style:style>
    <style:style style:name="P17" style:family="paragraph" style:parent-style-name="Text_20_body">
      <style:paragraph-properties fo:text-align="center" style:justify-single-word="false"/>
      <style:text-properties fo:font-size="18pt" fo:font-weight="bold" officeooo:rsid="002eda0f" officeooo:paragraph-rsid="002eda0f" style:font-weight-asian="bold" style:font-weight-complex="bold"/>
    </style:style>
    <style:style style:name="P18" style:family="paragraph" style:parent-style-name="Text_20_body">
      <style:paragraph-properties fo:text-align="start" style:justify-single-word="false"/>
      <style:text-properties fo:font-size="12pt" officeooo:rsid="002eda0f" officeooo:paragraph-rsid="002eda0f"/>
    </style:style>
    <style:style style:name="P19" style:family="paragraph" style:parent-style-name="Text_20_body">
      <style:paragraph-properties fo:text-align="start" style:justify-single-word="false"/>
      <style:text-properties officeooo:paragraph-rsid="002eda0f"/>
    </style:style>
    <style:style style:name="P20" style:family="paragraph" style:parent-style-name="Text_20_body">
      <style:text-properties officeooo:paragraph-rsid="0039010e"/>
    </style:style>
    <style:style style:name="P21" style:family="paragraph" style:parent-style-name="Text_20_body">
      <style:text-properties officeooo:rsid="003ca528" officeooo:paragraph-rsid="003ca528"/>
    </style:style>
    <style:style style:name="P22" style:family="paragraph" style:parent-style-name="Text_20_body">
      <style:text-properties officeooo:paragraph-rsid="004047bd"/>
    </style:style>
    <style:style style:name="P23" style:family="paragraph" style:parent-style-name="Text_20_body">
      <loext:graphic-properties draw:fill="none"/>
      <style:paragraph-properties fo:margin-left="0.8118in" fo:margin-right="1.0618in" fo:margin-top="0in" fo:margin-bottom="0.0972in" loext:contextual-spacing="false" fo:line-height="115%" fo:text-indent="0in" style:auto-text-indent="false" fo:background-color="transparent"/>
      <style:text-properties officeooo:rsid="001c716a" officeooo:paragraph-rsid="003dff1b"/>
    </style:style>
    <style:style style:name="P24" style:family="paragraph" style:parent-style-name="Text_20_body">
      <style:paragraph-properties fo:text-align="center" style:justify-single-word="false" fo:break-before="page"/>
      <style:text-properties fo:font-size="18pt" fo:font-weight="bold" officeooo:rsid="002eda0f" officeooo:paragraph-rsid="002eda0f" style:font-weight-asian="bold" style:font-weight-complex="bold"/>
    </style:style>
    <style:style style:name="P25" style:family="paragraph" style:parent-style-name="Standard">
      <style:text-properties officeooo:rsid="000f8dfd" officeooo:paragraph-rsid="000f8dfd"/>
    </style:style>
    <style:style style:name="P26" style:family="paragraph" style:parent-style-name="Standard">
      <style:text-properties officeooo:rsid="00555ad2" officeooo:paragraph-rsid="00555ad2"/>
    </style:style>
    <style:style style:name="P27" style:family="paragraph" style:parent-style-name="Text_20_body" style:list-style-name="L1">
      <loext:graphic-properties draw:fill="none"/>
      <style:paragraph-properties fo:margin-left="0.8118in" fo:margin-right="0.9366in" fo:margin-top="0in" fo:margin-bottom="0in" loext:contextual-spacing="false" fo:text-indent="0in" style:auto-text-indent="false" fo:background-color="transparent"/>
    </style:style>
    <style:style style:name="P28" style:family="paragraph" style:parent-style-name="Text_20_body" style:list-style-name="L1">
      <loext:graphic-properties draw:fill="none"/>
      <style:paragraph-properties fo:margin-left="0.8118in" fo:margin-right="0.9366in" fo:text-indent="0in" style:auto-text-indent="false" fo:background-color="transparent"/>
      <style:text-properties officeooo:paragraph-rsid="003dff1b"/>
    </style:style>
    <style:style style:name="T1" style:family="text">
      <style:text-properties officeooo:rsid="000f5b44"/>
    </style:style>
    <style:style style:name="T2" style:family="text">
      <style:text-properties officeooo:rsid="000f8dfd"/>
    </style:style>
    <style:style style:name="T3" style:family="text">
      <style:text-properties officeooo:rsid="000fd4e6"/>
    </style:style>
    <style:style style:name="T4" style:family="text">
      <style:text-properties officeooo:rsid="0010d5ca"/>
    </style:style>
    <style:style style:name="T5" style:family="text">
      <style:text-properties officeooo:rsid="0011176d"/>
    </style:style>
    <style:style style:name="T6" style:family="text">
      <style:text-properties officeooo:rsid="0011f1d4"/>
    </style:style>
    <style:style style:name="T7" style:family="text">
      <style:text-properties officeooo:rsid="00128581"/>
    </style:style>
    <style:style style:name="T8" style:family="text">
      <style:text-properties officeooo:rsid="0013c24c"/>
    </style:style>
    <style:style style:name="T9" style:family="text">
      <style:text-properties officeooo:rsid="0013ded5"/>
    </style:style>
    <style:style style:name="T10" style:family="text">
      <style:text-properties officeooo:rsid="00155f86"/>
    </style:style>
    <style:style style:name="T11" style:family="text">
      <style:text-properties officeooo:rsid="00183bce"/>
    </style:style>
    <style:style style:name="T12" style:family="text">
      <style:text-properties officeooo:rsid="0018eb2e"/>
    </style:style>
    <style:style style:name="T13" style:family="text">
      <style:text-properties officeooo:rsid="0019e622"/>
    </style:style>
    <style:style style:name="T14" style:family="text">
      <style:text-properties officeooo:rsid="001bf451"/>
    </style:style>
    <style:style style:name="T15" style:family="text">
      <style:text-properties officeooo:rsid="001c716a"/>
    </style:style>
    <style:style style:name="T16" style:family="text">
      <style:text-properties officeooo:rsid="001e7542"/>
    </style:style>
    <style:style style:name="T17" style:family="text">
      <style:text-properties officeooo:rsid="001e9a51"/>
    </style:style>
    <style:style style:name="T18" style:family="text">
      <style:text-properties officeooo:rsid="0020233c"/>
    </style:style>
    <style:style style:name="T19" style:family="text">
      <style:text-properties officeooo:rsid="0021b1f4"/>
    </style:style>
    <style:style style:name="T20" style:family="text">
      <style:text-properties officeooo:rsid="0022f69d"/>
    </style:style>
    <style:style style:name="T21" style:family="text">
      <style:text-properties officeooo:rsid="0024bfea"/>
    </style:style>
    <style:style style:name="T22" style:family="text">
      <style:text-properties officeooo:rsid="00266d15"/>
    </style:style>
    <style:style style:name="T23" style:family="text">
      <style:text-properties officeooo:rsid="0027be6e"/>
    </style:style>
    <style:style style:name="T24" style:family="text">
      <style:text-properties officeooo:rsid="0028c768"/>
    </style:style>
    <style:style style:name="T25" style:family="text">
      <style:text-properties officeooo:rsid="002be554"/>
    </style:style>
    <style:style style:name="T26" style:family="text">
      <style:text-properties officeooo:rsid="002c3365"/>
    </style:style>
    <style:style style:name="T27" style:family="text">
      <style:text-properties officeooo:rsid="002c37d3"/>
    </style:style>
    <style:style style:name="T28" style:family="text">
      <style:text-properties fo:font-weight="normal" style:font-weight-asian="normal" style:font-weight-complex="normal"/>
    </style:style>
    <style:style style:name="T29" style:family="text">
      <style:text-properties fo:font-size="12pt" fo:font-weight="normal" officeooo:rsid="002eda0f" style:font-weight-asian="normal" style:font-weight-complex="normal"/>
    </style:style>
    <style:style style:name="T30" style:family="text">
      <style:text-properties officeooo:rsid="00304206"/>
    </style:style>
    <style:style style:name="T31" style:family="text">
      <style:text-properties style:text-position="super 58%" officeooo:rsid="00304206"/>
    </style:style>
    <style:style style:name="T32" style:family="text">
      <style:text-properties style:text-position="super 58%" officeooo:rsid="0039010e"/>
    </style:style>
    <style:style style:name="T33" style:family="text">
      <style:text-properties style:text-position="super 58%" officeooo:rsid="003a9552"/>
    </style:style>
    <style:style style:name="T34" style:family="text">
      <style:text-properties style:text-position="super 58%" officeooo:rsid="003c54b4"/>
    </style:style>
    <style:style style:name="T35" style:family="text">
      <style:text-properties style:text-position="super 58%" officeooo:rsid="003dff1b"/>
    </style:style>
    <style:style style:name="T36" style:family="text">
      <style:text-properties officeooo:rsid="0031e819"/>
    </style:style>
    <style:style style:name="T37" style:family="text">
      <style:text-properties officeooo:rsid="00330364"/>
    </style:style>
    <style:style style:name="T38" style:family="text">
      <style:text-properties officeooo:rsid="00339ee6"/>
    </style:style>
    <style:style style:name="T39" style:family="text">
      <style:text-properties officeooo:rsid="0033c0a6"/>
    </style:style>
    <style:style style:name="T40" style:family="text">
      <style:text-properties officeooo:rsid="0033cf77"/>
    </style:style>
    <style:style style:name="T41" style:family="text">
      <style:text-properties officeooo:rsid="0034b704"/>
    </style:style>
    <style:style style:name="T42" style:family="text">
      <style:text-properties officeooo:rsid="0035e6a3"/>
    </style:style>
    <style:style style:name="T43" style:family="text">
      <style:text-properties officeooo:rsid="00376109"/>
    </style:style>
    <style:style style:name="T44" style:family="text">
      <style:text-properties officeooo:rsid="003ca528"/>
    </style:style>
    <style:style style:name="T45" style:family="text">
      <style:text-properties officeooo:rsid="003ef223"/>
    </style:style>
    <style:style style:name="T46" style:family="text">
      <style:text-properties officeooo:rsid="003f3a68"/>
    </style:style>
    <style:style style:name="T47" style:family="text">
      <style:text-properties officeooo:rsid="003f5cc0"/>
    </style:style>
    <style:style style:name="T48" style:family="text">
      <style:text-properties officeooo:rsid="004047bd"/>
    </style:style>
    <style:style style:name="T49" style:family="text">
      <style:text-properties officeooo:rsid="004243fa"/>
    </style:style>
    <style:style style:name="T50" style:family="text">
      <style:text-properties officeooo:rsid="0043221b"/>
    </style:style>
    <style:style style:name="T51" style:family="text">
      <style:text-properties officeooo:rsid="00436703"/>
    </style:style>
    <style:style style:name="T52" style:family="text">
      <style:text-properties officeooo:rsid="0044bb6d"/>
    </style:style>
    <style:style style:name="T53" style:family="text">
      <style:text-properties officeooo:rsid="00466204"/>
    </style:style>
    <style:style style:name="T54" style:family="text">
      <style:text-properties officeooo:rsid="0048517a"/>
    </style:style>
    <style:style style:name="T55" style:family="text">
      <style:text-properties officeooo:rsid="00488c69"/>
    </style:style>
    <style:style style:name="T56" style:family="text">
      <style:text-properties officeooo:rsid="004b2cf1"/>
    </style:style>
    <style:style style:name="T57" style:family="text">
      <style:text-properties officeooo:rsid="004be09a"/>
    </style:style>
    <style:style style:name="T58" style:family="text">
      <style:text-properties officeooo:rsid="004cb4cd"/>
    </style:style>
    <style:style style:name="T59" style:family="text">
      <style:text-properties officeooo:rsid="004ccf31"/>
    </style:style>
    <style:style style:name="T60" style:family="text">
      <style:text-properties officeooo:rsid="004d07a1"/>
    </style:style>
    <style:style style:name="T61" style:family="text">
      <style:text-properties officeooo:rsid="004d1c41"/>
    </style:style>
    <style:style style:name="T62" style:family="text">
      <style:text-properties officeooo:rsid="004d80af"/>
    </style:style>
    <style:style style:name="T63" style:family="text">
      <style:text-properties officeooo:rsid="004ff953"/>
    </style:style>
    <style:style style:name="T64" style:family="text">
      <style:text-properties officeooo:rsid="00508422"/>
    </style:style>
    <style:style style:name="T65" style:family="text">
      <style:text-properties officeooo:rsid="005270d1"/>
    </style:style>
    <style:style style:name="T66" style:family="text">
      <style:text-properties officeooo:rsid="00539878"/>
    </style:style>
    <style:style style:name="T67" style:family="text">
      <style:text-properties officeooo:rsid="0054d65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The GNOME Foundation</text:p>
      <text:p text:style-name="P1">Neil McGovern: <text:span text:style-name="T1">Executive Directo</text:span><text:span text:style-name="T2">r</text:span></text:p>
      <text:p text:style-name="P1">Rosanna Yuen: <text:span text:style-name="T1">Director of Operations </text:span></text:p>
      <text:p text:style-name="P5">the GNOME <text:span text:style-name="T6">Fo</text:span>undation Staff</text:p>
      <text:p text:style-name="P5">Anyone Else This May Concern</text:p>
      <text:p text:style-name="P5"/>
      <text:p text:style-name="P26">Date June 22, 2020</text:p>
      <text:p text:style-name="P1"/>
      <text:p text:style-name="P5">Re: Code of Conduct</text:p>
      <text:p text:style-name="P2"/>
      <text:p text:style-name="P3"><text:span text:style-name="T3">First I would like to express and acknowledge the great contributions that the GNOME Foundation has made to the Free and Open Source Software Communities and I am personally grateful for the work the development team. I’m a big fan of the GNOME Desktop </text:span><text:span text:style-name="T4">E</text:span><text:span text:style-name="T3">nvironment as well and have used it since GNOME 2, </text:span><text:span text:style-name="T4">and </text:span><text:span text:style-name="T61">I like</text:span><text:span text:style-name="T4"> the workflow and exten</text:span><text:span text:style-name="T60">sible</text:span><text:span text:style-name="T4"> features that GNOME 3 offers. I have also supported </text:span><text:span text:style-name="T39">your</text:span><text:span text:style-name="T4"> work by financial contributions, in the past patent lawsuit, and by promoting the GNOME Desktop Environment </text:span><text:span text:style-name="T5">on my YouTube Channel Penguin Revolution.</text:span></text:p>
      <text:p text:style-name="P1"/>
      <text:p text:style-name="P4"><text:span text:style-name="T2">I’m writing this letter to express my concern for the Code of Conduct that the GNOME Foundation has chosen adopt and the effect it could have on the Linux and the Free and Open Source Software communities</text:span><text:span text:style-name="T31">[1]</text:span><text:span text:style-name="T2">. Also you should know that his letter is an open letter and will be publicly available on the internet. </text:span><text:span text:style-name="T5">I’m also sending a copy to members of the GNOME Foundation Staff.</text:span></text:p>
      <text:p text:style-name="P6"/>
      <text:p text:style-name="P7">I understand that there is a need for a <text:span text:style-name="T30">C</text:span>ode of <text:span text:style-name="T30">C</text:span>onduct for Communities as they provide rules for members to follow and a structured procedure to deal with <text:span text:style-name="T46">with those who violate</text:span> that Code. This applies to online communities as well as community events and conventions. Establishing rules and a procedure<text:span text:style-name="T7">s</text:span> to enforce them ensure<text:span text:style-name="T47">s</text:span> that conversations remain productive and that events <text:span text:style-name="T39">remain orderly.</text:span> <text:span text:style-name="T8">I believe these are necessary in today’s world and </text:span><text:span text:style-name="T62">I </text:span><text:span text:style-name="T8">don’t have a problem with the adoption of a Code of Conduct and I also believe you have good intentions on adopting your Code of Conduct.</text:span></text:p>
      <text:p text:style-name="P7"/>
      <text:p text:style-name="P9">I understand that <text:span text:style-name="T47">the foundation adopted a</text:span> Code of Conduct to prevent racism, sexism, bigotry, and other hateful philosophies and statements <text:span text:style-name="T47">on community forums and events</text:span>, at least that <text:span text:style-name="T40">I believe </text:span>this was <text:span text:style-name="T47">the Foundation’s</text:span> intention. I’<text:span text:style-name="T10">m of the belief that all men are created equal and that discrimination and hate on the basis of race, sex, color, Sexual orientation, etc are wrong and I believe most reasonable people would agree with me on this stance. However I find one part of your Code of Conduct</text:span><text:span text:style-name="T31">[1]</text:span><text:span text:style-name="T10"> to be problematic: </text:span></text:p>
      <text:p text:style-name="P8"/>
      <text:p text:style-name="P10"><text:span text:style-name="T9">“</text:span>The GNOME community prioritizes marginalized people's safety over privileged people's comfort. The committee will not act on complaints regarding: <text:bookmark text:name="line-84"/><text:bookmark text:name="line-83"/></text:p>
      <text:list xml:id="list362342020" text:style-name="L1">
        <text:list-item>
          <text:p text:style-name="P27">"Reverse"-isms, including "reverse racism," "reverse sexism," and "cisphobia" <text:bookmark text:name="line-85"/></text:p>
        </text:list-item>
        <text:list-item>
          <text:p text:style-name="P27">Reasonable communication of boundaries, such as "leave me alone," "go away," or "I'm not discussing this with you." <text:bookmark text:name="line-86"/></text:p>
        </text:list-item>
        <text:list-item>
          <text:p text:style-name="P27">Criticizing racist, sexist, cissexist, or otherwise oppressive behavior or assumptions <text:bookmark text:name="line-87"/></text:p>
        </text:list-item>
        <text:list-item>
          <text:p text:style-name="P28">Communicating boundaries or criticizing oppressive behavior in a "tone" you don't find congenia<text:span text:style-name="T10">l”</text:span><text:span text:style-name="T31">[1]</text:span></text:p>
        </text:list-item>
      </text:list>
      <text:p text:style-name="P22"><text:soft-page-break/><text:span text:style-name="T56">The problem I see with this statement is when</text:span><text:span text:style-name="T11"> </text:span><text:span text:style-name="T36">the foundation </text:span><text:span text:style-name="T11">state</text:span><text:span text:style-name="T36">s</text:span><text:span text:style-name="T11"> that </text:span><text:span text:style-name="T36">it</text:span><text:span text:style-name="T11"> will not act on complaints on “reverse-isms” such as “reverse racism” ect. <text:s/></text:span><text:span text:style-name="T57">T</text:span><text:span text:style-name="T12">ake a look of the definition </text:span><text:span text:style-name="T11">“</text:span><text:span text:style-name="T12">Reverse Racism” which is, “</text:span><text:span text:style-name="T48">prejudice, discrimination, or antagonism on the basis of race directed against a member of a dominant or privileged racial group.” </text:span><text:span text:style-name="T12">One of the major problems </text:span><text:span text:style-name="T13">with this statement is </text:span><text:span text:style-name="T41">w</text:span><text:span text:style-name="T13">hich races are “privileged”, now based on the current political climate the “privilege” you are referring to is “white privilege”. So stating that your not going to respond to complaints of “reverse racism” is a nice </text:span><text:span text:style-name="T45">polite</text:span><text:span text:style-name="T13"> way of stating your not going to respond to racist statements made about white people </text:span><text:span text:style-name="T45">(or any other race you consider to be “privileged”)</text:span><text:span text:style-name="T13">, </text:span><text:span text:style-name="T14">effectively allowing such statements </text:span><text:span text:style-name="T46">to be posted </text:span><text:span text:style-name="T14">on your community forums </text:span><text:span text:style-name="T46">without consequences.</text:span><text:span text:style-name="T13"> </text:span><text:span text:style-name="T14">T</text:span><text:span text:style-name="T13">here is no such thing as “reverse racism” there is only racism and racism against any race is morally wrong and should not be tolerated. <text:s/></text:span><text:span text:style-name="T38">The same can be said about “reverse sexism”, there is only sexism </text:span><text:span text:style-name="T58">or any other -”ism that you consider to be </text:span><text:span text:style-name="T59">a</text:span><text:span text:style-name="T58"> “reverse-ism”</text:span><text:span text:style-name="T38">.</text:span></text:p>
      <text:p text:style-name="P20"><text:span text:style-name="T37">The Foundation</text:span><text:span text:style-name="T15"> </text:span><text:span text:style-name="T41">has </text:span><text:span text:style-name="T15">also made a statement </text:span><text:span text:style-name="T16">in the “We Must All Speak Up” article</text:span><text:span text:style-name="T31">[</text:span><text:span text:style-name="T32">2</text:span><text:span text:style-name="T31">]</text:span><text:span text:style-name="T15"> </text:span><text:span text:style-name="T16">that raises concern, </text:span><text:span text:style-name="T49">it reads</text:span><text:span text:style-name="T16">:</text:span></text:p>
      <text:p text:style-name="P23">“Historically, free software has failed at engaging with Black, ethnic minorities, and marginalized communities. This is especially a problem when those who could benefit the most from a free and open software stack—to be in control of their own computing—are marginalized in their efforts to contribute towards that computing.”<text:span text:style-name="T31">[</text:span><text:span text:style-name="T35">2</text:span><text:span text:style-name="T31">]</text:span></text:p>
      <text:p text:style-name="P11">However <text:span text:style-name="T37">the statement</text:span> do<text:span text:style-name="T37">esn’t</text:span> go into any <text:span text:style-name="T17">detail how </text:span><text:span text:style-name="T42">the Free Software communities</text:span><text:span text:style-name="T17"> are “failing to engage Black or ethnic minorities.” Seems how the GNOME Foundation is an international organization that influences people all around the world you have to keep in mind that certain racial groups are “ethnic minorities” depending on which country you reside in, for example white people may be the majority in the United States but they would be a minority </text:span><text:span text:style-name="T21">in many</text:span><text:span text:style-name="T17"> African countries. But also you don’t go into detail on how people of different colors and races are being excluded from the Free Software communities. As I understand the concept of Free Software, it is a non-discriminatory concept </text:span><text:span text:style-name="T18">as Free Software license</text:span><text:span text:style-name="T19">s do not restrict who has access the the software and source code. </text:span><text:span text:style-name="T20">Just because projects don’t specifically seek out minority developers and participants doesn’t mean they are purposely being excluded </text:span><text:span text:style-name="T43">from the concept </text:span><text:span text:style-name="T20">or that they are being denied access to Free Software. As a matter of fact purposely denying anyone access to Free Software would violate the terms of any Free Software License. <text:s/></text:span><text:span text:style-name="T22">So I fail to understand what you were trying to accomplish by releasing the “We Must All Speak Up” statement</text:span><text:span text:style-name="T31">[</text:span><text:span text:style-name="T33">2</text:span><text:span text:style-name="T31">]</text:span><text:span text:style-name="T22"> seems how nobody is being excluded from Free Software.</text:span></text:p>
      <text:p text:style-name="P12"/>
      <text:p text:style-name="P13">I don’t like racial division or racism of any kind, <text:span text:style-name="T23">allowing any type of discrimination on community is counter productive, as a matter of fact it has proven to cause problems in the past. <text:s/>The Linux Foundation learned </text:span><text:span text:style-name="T63">of </text:span><text:span text:style-name="T23">the problems </text:span><text:span text:style-name="T63">this can cause</text:span><text:span text:style-name="T23"> w</text:span><text:span text:style-name="T63">hen one tries</text:span><text:span text:style-name="T23"> pick and choos</text:span><text:span text:style-name="T63">e</text:span><text:span text:style-name="T23"> which philosophies they will allow when Charles Wood was disciplined for posting a picture of him</text:span><text:span text:style-name="T50">self</text:span><text:span text:style-name="T23"> wearing a MAGA hat when someone was offended by the hat. This picture was taken on his own time, </text:span><text:span text:style-name="T51">it</text:span><text:span text:style-name="T23"> posted to his personal </text:span><text:span text:style-name="T24">T</text:span><text:span text:style-name="T23">witter account and he didn’t mention Free Software in the post. But because someone was offended by a hat Charles Wood was banned from participating in a convention for a photo that had nothing to do with The Linux Foundation.</text:span><text:span text:style-name="T31">[</text:span><text:span text:style-name="T34">3</text:span><text:span text:style-name="T31">]</text:span></text:p>
      <text:p text:style-name="P12"><text:soft-page-break/></text:p>
      <text:p text:style-name="P14">Allowing statements that support concepts like reverse racism does nothing to solve racial prejudges, as a matter of fact in just feeds <text:span text:style-name="T64">into racist ideas</text:span> and encourages that kind of behavior. You cannot state that your are against prejudice and discrimination while allow<text:span text:style-name="T64">ing</text:span> certain types of discrimination in your community or by turning a blind eye to certain types of discrimination. If you’re against discrimination you have to against all forms of discrimination <text:span text:style-name="T25">or your not against discrimination at all, if your against racial prejudice then you have to be against racial prejudice </text:span><text:span text:style-name="T51">of any kind </text:span><text:span text:style-name="T25">or your not against racism at all etc. </text:span><text:span text:style-name="T26">If you are truly against discrimination, you should rethink your Code of conduct.</text:span></text:p>
      <text:p text:style-name="P14"/>
      <text:p text:style-name="P15">Due to the Code of Conduct and the concerning direction the GNOME <text:span text:style-name="T37">F</text:span>oundation is going down, I have made a decision about my <text:span text:style-name="T65">future </text:span>support <text:span text:style-name="T37">of</text:span> the <text:span text:style-name="T66">GNOME</text:span> Foundation. I have decided that I will no longer support the GNOME foundation, this includes any financial support. Also I have decided that I will no longer use the GNOME Desktop, <text:span text:style-name="T27">I will be</text:span> <text:span text:style-name="T27">changing my desktop environment as soon as possible. I will also be encouraging people to do that same and </text:span><text:span text:style-name="T52">to</text:span><text:span text:style-name="T27"> write letters of their own. If necessary I will encourage the </text:span><text:span text:style-name="T44">free software</text:span><text:span text:style-name="T27"> communit</text:span><text:span text:style-name="T44">ies</text:span><text:span text:style-name="T27"> to fork the GNOME desktop and develop it’s fork interdependently </text:span><text:span text:style-name="T44">from the foundation </text:span><text:span text:style-name="T53">so they can enjoy the desktop without associating themselves with the GNOME Fo</text:span><text:span text:style-name="T67">undation</text:span><text:span text:style-name="T44">.</text:span><text:span text:style-name="T27"> <text:s/>I will continue with this stance as long as you support discrimination of any kind, as discrimination of any kind is against my personal values. However I will rethink my position if you change your Code of Conduct to reject any form of hatred, bigotry and discrimination </text:span><text:span text:style-name="T54">or retract your code of conduct all together</text:span><text:span text:style-name="T27">. </text:span></text:p>
      <text:p text:style-name="P15"/>
      <text:p text:style-name="P16">Very Truly Yours</text:p>
      <text:p text:style-name="P16"/>
      <text:p text:style-name="P16">Alan Ponsonby</text:p>
      <text:p text:style-name="P16">Video Content Creator, Penguin Revolution</text:p>
      <text:p text:style-name="P16"><text:a xlink:type="simple" xlink:href="https://www.youtube.com/penguinrevolution" text:style-name="Internet_20_link" text:visited-style-name="Visited_20_Internet_20_Link">https://www.youtube.com/penguinrevolution</text:a></text:p>
      <text:p text:style-name="P21">penguinrevolutionusa@gm<text:span text:style-name="T55">ai</text:span>l.com</text:p>
      <text:p text:style-name="P16"/>
      <text:p text:style-name="P24">REFERENCE PAGE</text:p>
      <text:p text:style-name="P17"/>
      <text:p text:style-name="P18"><text:span text:style-name="T28">1. GNOME Code of Conduct: </text:span><text:a xlink:type="simple" xlink:href="https://wiki.gnome.org/Foundation/CodeOfConduct" text:style-name="Internet_20_link" text:visited-style-name="Visited_20_Internet_20_Link"><text:span text:style-name="T28">https://wiki.gnome.org/Foundation/CodeOfConduct</text:span></text:a></text:p>
      <text:p text:style-name="P18"><text:span text:style-name="T28">2. <text:s/>We Must All Speak Up: </text:span><text:a xlink:type="simple" xlink:href="https://www.gnome.org/news/2020/06/we-must-all-speak-up/" text:style-name="Internet_20_link" text:visited-style-name="Visited_20_Internet_20_Link"><text:span text:style-name="T28">https://www.gnome.org/news/2020/06/we-must-all-speak-up/</text:span></text:a></text:p>
      <text:p text:style-name="P19"><text:span text:style-name="T29">3. </text:span><text:span text:style-name="T28">Open Letter to the Linux Foundation: https://blog.cleancoder.com/uncle-bob/2019/11/08/OpenLetterLinuxFoundation.htm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1T08:05:49.104330411</meta:creation-date>
    <meta:editing-duration>PT3H12M22S</meta:editing-duration>
    <meta:editing-cycles>56</meta:editing-cycles>
    <meta:generator>LibreOffice/6.4.3.2$Linux_X86_64 LibreOffice_project/40$Build-2</meta:generator>
    <dc:date>2020-06-21T23:36:33.942476087</dc:date>
    <meta:document-statistic meta:table-count="0" meta:image-count="0" meta:object-count="0" meta:page-count="4" meta:paragraph-count="32" meta:word-count="1382" meta:character-count="8522" meta:non-whitespace-character-count="7165"/>
  </office:meta>
</office:document-meta>
</file>